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833cm"/>
    </style:style>
    <style:style style:name="Tabela2.B" style:family="table-column">
      <style:table-column-properties style:column-width="4.258cm"/>
    </style:style>
    <style:style style:name="Tabela2.C" style:family="table-column">
      <style:table-column-properties style:column-width="1.408cm"/>
    </style:style>
    <style:style style:name="Tabela2.D" style:family="table-column">
      <style:table-column-properties style:column-width="2.835cm"/>
    </style:style>
    <style:style style:name="Tabela2.E" style:family="table-column">
      <style:table-column-properties style:column-width="4.277cm"/>
    </style:style>
    <style:style style:name="Tabela2.F" style:family="table-column">
      <style:table-column-properties style:column-width="1.402cm"/>
    </style:style>
    <style:style style:name="Tabela2.A1" style:family="table-cell">
      <style:table-cell-properties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2.A2" style:family="table-cell">
      <style:table-cell-properties fo:background-color="#ffffff" fo:padding="0.097cm" fo:border="none">
        <style:background-image/>
      </style:table-cell-properties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2.898cm"/>
    </style:style>
    <style:style style:name="Tabela1.C" style:family="table-column">
      <style:table-column-properties style:column-width="4.498cm"/>
    </style:style>
    <style:style style:name="Tabela1.D" style:family="table-column">
      <style:table-column-properties style:column-width="2.408cm"/>
    </style:style>
    <style:style style:name="Tabela1.E" style:family="table-column">
      <style:table-column-properties style:column-width="3.81cm"/>
    </style:style>
    <style:style style:name="Tabela1.A1" style:family="table-cell">
      <style:table-cell-properties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1.A2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officeooo:rsid="000ddcc4" officeooo:paragraph-rsid="000ddcc4"/>
    </style:style>
    <style:style style:name="P2" style:family="paragraph" style:parent-style-name="Standard">
      <style:paragraph-properties fo:line-height="150%"/>
      <style:text-properties officeooo:rsid="000ddcc4" officeooo:paragraph-rsid="00129d9e"/>
    </style:style>
    <style:style style:name="P3" style:family="paragraph" style:parent-style-name="Standard">
      <style:paragraph-properties fo:line-height="150%"/>
      <style:text-properties officeooo:rsid="000ddcc4" officeooo:paragraph-rsid="00158a87"/>
    </style:style>
    <style:style style:name="P4" style:family="paragraph" style:parent-style-name="Standard">
      <style:paragraph-properties fo:line-height="100%" fo:text-align="center" style:justify-single-word="false"/>
      <style:text-properties fo:font-size="8pt" fo:font-weight="normal" officeooo:rsid="0017c7a9" officeooo:paragraph-rsid="0017c7a9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font-size="8pt" fo:font-weight="normal" officeooo:rsid="0017c7a9" officeooo:paragraph-rsid="001a60b4" fo:background-color="#ffffff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8pt" fo:font-weight="normal" fo:background-color="#ffffff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size="8pt" fo:font-weight="normal" officeooo:rsid="001a60b4" officeooo:paragraph-rsid="001a60b4" fo:background-color="#ffffff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8pt" officeooo:rsid="000ddcc4" officeooo:paragraph-rsid="00129d9e" fo:background-color="#ffffff" style:font-size-asian="8pt" style:font-size-complex="8pt"/>
    </style:style>
    <style:style style:name="P9" style:family="paragraph" style:parent-style-name="Standard">
      <style:paragraph-properties fo:line-height="150%" fo:text-align="center" style:justify-single-word="false"/>
      <style:text-properties fo:font-size="8pt" officeooo:rsid="000ddcc4" officeooo:paragraph-rsid="00158a87" fo:background-color="#ffffff" style:font-size-asian="8pt" style:font-size-complex="8pt"/>
    </style:style>
    <style:style style:name="P10" style:family="paragraph" style:parent-style-name="Standard">
      <style:paragraph-properties fo:line-height="150%"/>
      <style:text-properties fo:font-weight="bold" officeooo:rsid="00158a87" officeooo:paragraph-rsid="00158a87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paragraph-rsid="00158a87" style:font-weight-asian="bold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officeooo:rsid="00129d9e" officeooo:paragraph-rsid="00129d9e" style:font-weight-asian="bold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fo:font-weight="bold" officeooo:rsid="0016605e" officeooo:paragraph-rsid="0016605e" fo:background-color="#ffffff" style:font-weight-asian="bold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fo:font-weight="bold" officeooo:rsid="0017c7a9" officeooo:paragraph-rsid="0017c7a9" fo:background-color="#ffffff" style:font-weight-asian="bold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fo:font-weight="bold" officeooo:rsid="0017c7a9" officeooo:paragraph-rsid="0018cfbc" fo:background-color="#ffffff" style:font-weight-asian="bold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fo:font-weight="bold" officeooo:rsid="0018cfbc" officeooo:paragraph-rsid="0018cfbc" fo:background-color="#fffff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58a87" officeooo:paragraph-rsid="00158a87" fo:background-color="#fffff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8pt" fo:font-weight="normal" officeooo:rsid="0016605e" officeooo:paragraph-rsid="0016605e" fo:background-color="#fffff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8pt" fo:font-weight="normal" officeooo:rsid="0016605e" officeooo:paragraph-rsid="001a60b4" fo:background-color="#fffff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8pt" fo:font-weight="normal" officeooo:rsid="0017c7a9" officeooo:paragraph-rsid="0017c7a9" fo:background-color="#fffff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8pt" fo:font-weight="normal" officeooo:rsid="0017c7a9" officeooo:paragraph-rsid="001a60b4" fo:background-color="#fffff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8pt" fo:font-weight="normal" fo:background-color="#fffff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8pt" fo:font-weight="normal" officeooo:rsid="0018cfbc" officeooo:paragraph-rsid="0018cfbc" fo:background-color="#fffff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8pt" fo:font-weight="normal" officeooo:rsid="001a60b4" officeooo:paragraph-rsid="001a60b4" fo:background-color="#fffff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129d9e" officeooo:paragraph-rsid="00129d9e" fo:background-color="#ffffff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fo:background-color="#ffffff" style:font-size-asian="8pt" style:font-size-complex="8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font-size="8pt" fo:font-weight="normal" fo:background-color="#ffffff" style:font-size-asian="8pt" style:font-weight-asian="normal" style:font-size-complex="8pt" style:font-weight-complex="normal"/>
    </style:style>
    <style:style style:name="T1" style:family="text">
      <style:text-properties officeooo:rsid="00129d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style:text-blinking="false"/>
    </style:style>
    <style:style style:name="T8" style:family="text">
      <style:text-properties officeooo:rsid="001a60b4"/>
    </style:style>
    <style:style style:name="T9" style:family="text">
      <style:text-properties officeooo:rsid="000ddcc4"/>
    </style:style>
    <style:style style:name="T10" style:family="text">
      <style:text-properties officeooo:rsid="001c111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pressão diferencial entre espécies e linhagens de <text:span text:style-name="T2">M. hyopneumoniae</text:span> e/ou <text:span text:style-name="T2">M. flocculare</text:span></text:p>
      <text:p text:style-name="P1"/>
      <text:p text:style-name="P2">Planejando a análise da expressão gênica das CDSs de proteases de MHP e MFLOC através de <text:span text:style-name="T1">análise de PCR quantitativa (qRT-PCR).</text:span></text:p>
      <text:p text:style-name="P2"/>
      <text:p text:style-name="P10"><text:span text:style-name="T10">Tabela 1 - </text:span>Genes alvo e genes normalizador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7">MHP</text:p>
          </table:table-cell>
          <table:table-cell table:style-name="Tabela1.A1" office:value-type="string">
            <text:p text:style-name="P17">MFC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7">Referência</text:p>
          </table:table-cell>
        </table:table-row>
        <table:table-row>
          <table:table-cell table:style-name="Tabela1.A2" office:value-type="string">
            <text:p text:style-name="P8">MHP7448_RS00780</text:p>
          </table:table-cell>
          <table:table-cell table:style-name="Tabela1.A2" office:value-type="string">
            <text:p text:style-name="P8">MFC_RS01885</text:p>
          </table:table-cell>
          <table:table-cell table:style-name="Tabela1.A2" office:value-type="string">
            <text:p text:style-name="P8">Putative trypsin-like protease</text:p>
          </table:table-cell>
          <table:table-cell table:style-name="Tabela1.A2" office:value-type="string">
            <text:p text:style-name="P26">Gene alvo</text:p>
          </table:table-cell>
          <table:table-cell table:style-name="Tabela1.A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8">MHP7448_RS01965</text:p>
          </table:table-cell>
          <table:table-cell table:style-name="Tabela1.A2" office:value-type="string">
            <text:p text:style-name="P8">MFC_RS01350</text:p>
          </table:table-cell>
          <table:table-cell table:style-name="Tabela1.A2" office:value-type="string">
            <text:p text:style-name="P8">Putative trypsin-like protease</text:p>
          </table:table-cell>
          <table:table-cell table:style-name="Tabela1.A2" office:value-type="string">
            <text:p text:style-name="P26">Gene alvo</text:p>
          </table:table-cell>
          <table:table-cell table:style-name="Tabela1.A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8">MHP7448_RS02535</text:p>
          </table:table-cell>
          <table:table-cell table:style-name="Tabela1.A2" office:value-type="string">
            <text:p text:style-name="P8">MFC_RS02885</text:p>
          </table:table-cell>
          <table:table-cell table:style-name="Tabela1.A2" office:value-type="string">
            <text:p text:style-name="P8">Leucyl aminopeptidase family protein</text:p>
          </table:table-cell>
          <table:table-cell table:style-name="Tabela1.A2" office:value-type="string">
            <text:p text:style-name="P26">Gene alvo</text:p>
          </table:table-cell>
          <table:table-cell table:style-name="Tabela1.A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8">MHP7448_RS02825</text:p>
          </table:table-cell>
          <table:table-cell table:style-name="Tabela1.A2" office:value-type="string">
            <text:p text:style-name="P8">MFC_RS01090</text:p>
          </table:table-cell>
          <table:table-cell table:style-name="Tabela1.A2" office:value-type="string">
            <text:p text:style-name="P8">Oligoendopeptidase F</text:p>
          </table:table-cell>
          <table:table-cell table:style-name="Tabela1.A2" office:value-type="string">
            <text:p text:style-name="P26">Gene alvo</text:p>
          </table:table-cell>
          <table:table-cell table:style-name="Tabela1.A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8">MHP7448_RS02840</text:p>
          </table:table-cell>
          <table:table-cell table:style-name="Tabela1.A2" office:value-type="string">
            <text:p text:style-name="P8">MFC_RS01070</text:p>
          </table:table-cell>
          <table:table-cell table:style-name="Tabela1.A2" office:value-type="string">
            <text:p text:style-name="P8">Endopeptidase La</text:p>
          </table:table-cell>
          <table:table-cell table:style-name="Tabela1.A2" office:value-type="string">
            <text:p text:style-name="P26">Gene alvo</text:p>
          </table:table-cell>
          <table:table-cell table:style-name="Tabela1.A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P8">MHP7448_RS00150</text:p>
          </table:table-cell>
          <table:table-cell table:style-name="Tabela1.A2" office:value-type="string">
            <text:p text:style-name="P8">MFC_RS02355</text:p>
          </table:table-cell>
          <table:table-cell table:style-name="Tabela1.A2" office:value-type="string">
            <text:p text:style-name="P8">GatB</text:p>
          </table:table-cell>
          <table:table-cell table:style-name="Tabela1.A2" office:value-type="string">
            <text:p text:style-name="P26">Gene normalizador</text:p>
          </table:table-cell>
          <table:table-cell table:style-name="Tabela1.A2" office:value-type="string">
            <text:p text:style-name="P9">Li, 2022</text:p>
          </table:table-cell>
        </table:table-row>
        <table:table-row>
          <table:table-cell table:style-name="Tabela1.A2" office:value-type="string">
            <text:p text:style-name="P8">MHP7448_RS00200</text:p>
          </table:table-cell>
          <table:table-cell table:style-name="Tabela1.A2" office:value-type="string">
            <text:p text:style-name="P8">MFC_RS02425</text:p>
          </table:table-cell>
          <table:table-cell table:style-name="Tabela1.A2" office:value-type="string">
            <text:p text:style-name="P9">RecA</text:p>
          </table:table-cell>
          <table:table-cell table:style-name="Tabela1.A2" office:value-type="string">
            <text:p text:style-name="P26">Gene normalizador</text:p>
          </table:table-cell>
          <table:table-cell table:style-name="Tabela1.A2" office:value-type="string">
            <text:p text:style-name="P9">Moitinho-Silva, 2013</text:p>
          </table:table-cell>
        </table:table-row>
        <table:table-row>
          <table:table-cell table:style-name="Tabela1.A2" office:value-type="string">
            <text:p text:style-name="P8">MHP7448_RS01835</text:p>
          </table:table-cell>
          <table:table-cell table:style-name="Tabela1.A2" office:value-type="string">
            <text:p text:style-name="P8">-</text:p>
          </table:table-cell>
          <table:table-cell table:style-name="Tabela1.A2" office:value-type="string">
            <text:p text:style-name="P9">Hypothetical protein (MHP7448_0333)</text:p>
          </table:table-cell>
          <table:table-cell table:style-name="Tabela1.A2" office:value-type="string">
            <text:p text:style-name="P26">Gene normalizador</text:p>
          </table:table-cell>
          <table:table-cell table:style-name="Tabela1.A2" office:value-type="string">
            <text:p text:style-name="P9">Moitinho-Silva, 2012</text:p>
          </table:table-cell>
        </table:table-row>
      </table:table>
      <text:p text:style-name="P2"/>
      <text:p text:style-name="P11"><text:span text:style-name="T10">Tabela 2 – I</text:span><text:span text:style-name="T9">niciadores </text:span><text:span text:style-name="T10">projetados para qRT-PCR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3">MHP</text:p>
          </table:table-cell>
          <table:table-cell table:style-name="Tabela2.A1" office:value-type="string">
            <text:p text:style-name="P14">5’→ 3’</text:p>
          </table:table-cell>
          <table:table-cell table:style-name="Tabela2.A1" office:value-type="string">
            <text:p text:style-name="P16">ID</text:p>
          </table:table-cell>
          <table:table-cell table:style-name="Tabela2.A1" office:value-type="string">
            <text:p text:style-name="P13">MFC</text:p>
          </table:table-cell>
          <table:table-cell table:style-name="Tabela2.A1" office:value-type="string">
            <text:p text:style-name="P15">5’→ 3’</text:p>
          </table:table-cell>
          <table:table-cell table:style-name="Tabela2.A1" office:value-type="string">
            <text:p text:style-name="P16">ID</text:p>
          </table:table-cell>
        </table:table-row>
        <table:table-row>
          <table:table-cell table:style-name="Tabela2.A2" office:value-type="string">
            <text:p text:style-name="P28"><text:span text:style-name="T7">MHP7448_RS00780</text:span></text:p>
          </table:table-cell>
          <table:table-cell table:style-name="Tabela2.A2" office:value-type="string">
            <text:p text:style-name="P6"><text:bookmark text:name="docs-internal-guid-db5967fa-7fff-13b0-5c76-7e4714b8dcab"/><text:span text:style-name="T5">AAATTACATCAGGAACCGCT</text:span></text:p>
          </table:table-cell>
          <table:table-cell table:style-name="Tabela2.A2" office:value-type="string">
            <text:p text:style-name="P24">P1 F</text:p>
          </table:table-cell>
          <table:table-cell table:style-name="Tabela2.A2" office:value-type="string">
            <text:p text:style-name="P6"><text:bookmark text:name="docs-internal-guid-efabf0e8-7fff-6648-253b-a83f6ddc787a"/><text:span text:style-name="T7">MFC_RS01885</text:span></text:p>
          </table:table-cell>
          <table:table-cell table:style-name="Tabela2.A2" office:value-type="string">
            <text:p text:style-name="P6"><text:bookmark text:name="docs-internal-guid-316b3963-7fff-84bf-daf9-6670846aa489"/><text:span text:style-name="T5">TTGTGATTCAGTTACGCTCA</text:span></text:p>
          </table:table-cell>
          <table:table-cell table:style-name="Tabela2.A2" office:value-type="string">
            <text:p text:style-name="P24">P2 F</text:p>
          </table:table-cell>
        </table:table-row>
        <table:table-row>
          <table:table-cell table:style-name="Tabela2.A2" office:value-type="string">
            <text:p text:style-name="P21">173</text:p>
          </table:table-cell>
          <table:table-cell table:style-name="Tabela2.A2" office:value-type="string">
            <text:p text:style-name="P6"><text:bookmark text:name="docs-internal-guid-cf855b68-7fff-35af-395f-1457dc1398c0"/><text:span text:style-name="T5">GCCATCAAGGAGGTATGAAA</text:span></text:p>
          </table:table-cell>
          <table:table-cell table:style-name="Tabela2.A2" office:value-type="string">
            <text:p text:style-name="P24">P1 R</text:p>
          </table:table-cell>
          <table:table-cell table:style-name="Tabela2.A2" office:value-type="string">
            <text:p text:style-name="P7"><text:bookmark text:name="docs-internal-guid-ceb347df-7fff-adb0-23a5-4788d3eeac26"/><text:span text:style-name="T5">176</text:span></text:p>
          </table:table-cell>
          <table:table-cell table:style-name="Tabela2.A2" office:value-type="string">
            <text:p text:style-name="P6"><text:bookmark text:name="docs-internal-guid-96549656-7fff-9cc8-72be-a72e5e299b19"/><text:span text:style-name="T5">AGCAACAACGTGTAAATTCG</text:span></text:p>
          </table:table-cell>
          <table:table-cell table:style-name="Tabela2.A2" office:value-type="string">
            <text:p text:style-name="P24">P2 R</text:p>
          </table:table-cell>
        </table:table-row>
        <table:table-row>
          <table:table-cell table:style-name="Tabela2.A2" office:value-type="string">
            <text:p text:style-name="P6"><text:bookmark text:name="docs-internal-guid-4e8dece9-7fff-cba8-ee17-0c02f6cc10fc"/><text:span text:style-name="T7">MHP7448_RS01965</text:span></text:p>
          </table:table-cell>
          <table:table-cell table:style-name="Tabela2.A2" office:value-type="string">
            <text:p text:style-name="P6"><text:bookmark text:name="docs-internal-guid-450e5c62-7fff-fc58-945c-fd00ac247c90"/><text:span text:style-name="T7">TTAAGTGCAATTCCCGAAGA</text:span></text:p>
          </table:table-cell>
          <table:table-cell table:style-name="Tabela2.A2" office:value-type="string">
            <text:p text:style-name="P24">P3 F</text:p>
          </table:table-cell>
          <table:table-cell table:style-name="Tabela2.A2" office:value-type="string">
            <text:p text:style-name="P6"><text:bookmark text:name="docs-internal-guid-3e88aef0-7fff-53b1-ad2e-f39595d46902"/><text:span text:style-name="T7">MFC_RS01350</text:span></text:p>
          </table:table-cell>
          <table:table-cell table:style-name="Tabela2.A2" office:value-type="string">
            <text:p text:style-name="P28"><text:span text:style-name="T7">GAGTTTTTAGCGCAATTCCA</text:span></text:p>
          </table:table-cell>
          <table:table-cell table:style-name="Tabela2.A2" office:value-type="string">
            <text:p text:style-name="P24">P4 F</text:p>
          </table:table-cell>
        </table:table-row>
        <table:table-row>
          <table:table-cell table:style-name="Tabela2.A2" office:value-type="string">
            <text:p text:style-name="P22">200</text:p>
          </table:table-cell>
          <table:table-cell table:style-name="Tabela2.A2" office:value-type="string">
            <text:p text:style-name="P6"><text:bookmark text:name="docs-internal-guid-384818b8-7fff-186a-4ccf-b0a48748487d"/><text:span text:style-name="T7">AACCCACAAAACCCTAAACT</text:span></text:p>
          </table:table-cell>
          <table:table-cell table:style-name="Tabela2.A2" office:value-type="string">
            <text:p text:style-name="P24">P3 R</text:p>
          </table:table-cell>
          <table:table-cell table:style-name="Tabela2.A2" office:value-type="string">
            <text:p text:style-name="P22">211</text:p>
          </table:table-cell>
          <table:table-cell table:style-name="Tabela2.A2" office:value-type="string">
            <text:p text:style-name="P6"><text:bookmark text:name="docs-internal-guid-47982661-7fff-a029-63fa-6cafcd2ec8cf"/><text:span text:style-name="T7">CGAACTGATTCGGAAAATCC</text:span></text:p>
          </table:table-cell>
          <table:table-cell table:style-name="Tabela2.A2" office:value-type="string">
            <text:p text:style-name="P24">P4 R</text:p>
          </table:table-cell>
        </table:table-row>
        <table:table-row>
          <table:table-cell table:style-name="Tabela2.A2" office:value-type="string">
            <text:p text:style-name="P4"><text:bookmark text:name="docs-internal-guid-fd40a297-7fff-20da-ad54-fb1e160ac85c"/><text:span text:style-name="T7">MHP7448_RS02535</text:span></text:p>
          </table:table-cell>
          <table:table-cell table:style-name="Tabela2.A2" office:value-type="string">
            <text:p text:style-name="P6"><text:bookmark text:name="docs-internal-guid-a6bdef4f-7fff-4eba-1bc1-cd8a7dbc8fb3"/><text:span text:style-name="T7">TAGCATAATCGGCTCTTAGC</text:span></text:p>
          </table:table-cell>
          <table:table-cell table:style-name="Tabela2.A2" office:value-type="string">
            <text:p text:style-name="P24">P<text:span text:style-name="T8">5 F</text:span></text:p>
          </table:table-cell>
          <table:table-cell table:style-name="Tabela2.A2" office:value-type="string">
            <text:p text:style-name="P4"><text:bookmark text:name="docs-internal-guid-f1ce0c42-7fff-adcb-4a5c-77c871d511a1"/><text:span text:style-name="T7">MFC_RS02885</text:span></text:p>
          </table:table-cell>
          <table:table-cell table:style-name="Tabela2.A2" office:value-type="string">
            <text:p text:style-name="P6"><text:bookmark text:name="docs-internal-guid-5cef69dc-7fff-ceac-3610-e8ae5fef3e53"/><text:span text:style-name="T7">TGCGGAAACTTGTCAAAATC</text:span></text:p>
          </table:table-cell>
          <table:table-cell table:style-name="Tabela2.A2" office:value-type="string">
            <text:p text:style-name="P25">P6 F</text:p>
          </table:table-cell>
        </table:table-row>
        <table:table-row>
          <table:table-cell table:style-name="Tabela2.A2" office:value-type="string">
            <text:p text:style-name="P5"><text:bookmark text:name="docs-internal-guid-99e30ad6-7fff-901b-ecdb-f99f21df8c12"/><text:span text:style-name="T7">190</text:span></text:p>
          </table:table-cell>
          <table:table-cell table:style-name="Tabela2.A2" office:value-type="string">
            <text:p text:style-name="P6"><text:bookmark text:name="docs-internal-guid-f83c0199-7fff-6c1b-a29c-56df241f2e65"/><text:span text:style-name="T7">ATTAATTTAGGCTCCCGCTC</text:span></text:p>
          </table:table-cell>
          <table:table-cell table:style-name="Tabela2.A2" office:value-type="string">
            <text:p text:style-name="P25">P5 R</text:p>
          </table:table-cell>
          <table:table-cell table:style-name="Tabela2.A2" office:value-type="string">
            <text:p text:style-name="P5"><text:bookmark text:name="docs-internal-guid-6512bb22-7fff-09cb-069d-11fb44011b68"/><text:span text:style-name="T7">190</text:span></text:p>
          </table:table-cell>
          <table:table-cell table:style-name="Tabela2.A2" office:value-type="string">
            <text:p text:style-name="P6"><text:bookmark text:name="docs-internal-guid-89dcb503-7fff-ed7b-5ab4-506b44a97430"/><text:span text:style-name="T7">TTTCCGATTCACAAATCCCA</text:span></text:p>
          </table:table-cell>
          <table:table-cell table:style-name="Tabela2.A2" office:value-type="string">
            <text:p text:style-name="P25">P6 R</text:p>
          </table:table-cell>
        </table:table-row>
        <table:table-row>
          <table:table-cell table:style-name="Tabela2.A2" office:value-type="string">
            <text:p text:style-name="P4"><text:bookmark text:name="docs-internal-guid-6170d0ee-7fff-9dac-5db9-84836cf6f541"/><text:span text:style-name="T7">MHP7448_RS02825</text:span></text:p>
          </table:table-cell>
          <table:table-cell table:style-name="Tabela2.A2" office:value-type="string">
            <text:p text:style-name="P6"><text:bookmark text:name="docs-internal-guid-e9e81727-7fff-e60e-f486-9e7c74fe33e1"/><text:span text:style-name="T7">ACAAGCGGTTTTTCATCATC</text:span></text:p>
          </table:table-cell>
          <table:table-cell table:style-name="Tabela2.A2" office:value-type="string">
            <text:p text:style-name="P25">P7 F</text:p>
          </table:table-cell>
          <table:table-cell table:style-name="Tabela2.A2" office:value-type="string">
            <text:p text:style-name="P4"><text:bookmark text:name="docs-internal-guid-73cabd02-7fff-cb9c-92a7-9fc9437a9e51"/><text:span text:style-name="T7">MFC_RS01090</text:span></text:p>
          </table:table-cell>
          <table:table-cell table:style-name="Tabela2.A2" office:value-type="string">
            <text:p text:style-name="P6"><text:bookmark text:name="docs-internal-guid-77939022-7fff-e356-f609-6fab3dc51252"/><text:span text:style-name="T7">CTTTTGGCGAAGTTTCTGTT</text:span></text:p>
          </table:table-cell>
          <table:table-cell table:style-name="Tabela2.A2" office:value-type="string">
            <text:p text:style-name="P25">P8 F</text:p>
          </table:table-cell>
        </table:table-row>
        <table:table-row>
          <table:table-cell table:style-name="Tabela2.A2" office:value-type="string">
            <text:p text:style-name="P5">162</text:p>
          </table:table-cell>
          <table:table-cell table:style-name="Tabela2.A2" office:value-type="string">
            <text:p text:style-name="P6"><text:bookmark text:name="docs-internal-guid-9cd9fb2a-7fff-0d87-b92d-f90573a25b04"/><text:span text:style-name="T7">TGTCCAACGTCAGGTAATTT</text:span></text:p>
          </table:table-cell>
          <table:table-cell table:style-name="Tabela2.A2" office:value-type="string">
            <text:p text:style-name="P25">P7 R</text:p>
          </table:table-cell>
          <table:table-cell table:style-name="Tabela2.A2" office:value-type="string">
            <text:p text:style-name="P5">162</text:p>
          </table:table-cell>
          <table:table-cell table:style-name="Tabela2.A2" office:value-type="string">
            <text:p text:style-name="P6"><text:bookmark text:name="docs-internal-guid-633769ea-7fff-0136-feec-a60dae24b28f"/><text:span text:style-name="T7">AAGCAATTTTTCGCACTTGA</text:span></text:p>
          </table:table-cell>
          <table:table-cell table:style-name="Tabela2.A2" office:value-type="string">
            <text:p text:style-name="P25">P8 R</text:p>
          </table:table-cell>
        </table:table-row>
        <table:table-row>
          <table:table-cell table:style-name="Tabela2.A2" office:value-type="string">
            <text:p text:style-name="P4"><text:bookmark text:name="docs-internal-guid-c7d6f8fc-7fff-6e01-ca59-842def03efae"/><text:span text:style-name="T7">MHP7448_RS02840</text:span></text:p>
          </table:table-cell>
          <table:table-cell table:style-name="Tabela2.A2" office:value-type="string">
            <text:p text:style-name="P23">TGATATTCCTGAGCCTTTACTT</text:p>
          </table:table-cell>
          <table:table-cell table:style-name="Tabela2.A2" office:value-type="string">
            <text:p text:style-name="P25">P9-10 F</text:p>
          </table:table-cell>
          <table:table-cell table:style-name="Tabela2.A2" office:value-type="string">
            <text:p text:style-name="P4"><text:bookmark text:name="docs-internal-guid-44b1a63b-7fff-86a1-7e8a-1b2919fbec3e"/><text:span text:style-name="T7">MFC_RS01070</text:span></text:p>
          </table:table-cell>
          <table:table-cell table:style-name="Tabela2.A2" office:value-type="string">
            <text:p text:style-name="P23">TGATATTCCTGAGCCTTTACTT</text:p>
          </table:table-cell>
          <table:table-cell table:style-name="Tabela2.A2" office:value-type="string">
            <text:p text:style-name="P25">P9-10 F</text:p>
          </table:table-cell>
        </table:table-row>
        <table:table-row>
          <table:table-cell table:style-name="Tabela2.A2" office:value-type="string">
            <text:p text:style-name="P5"><text:bookmark text:name="docs-internal-guid-e217b0a8-7fff-f652-7495-e7a10c521415"/><text:span text:style-name="T7">102</text:span></text:p>
          </table:table-cell>
          <table:table-cell table:style-name="Tabela2.A2" office:value-type="string">
            <text:p text:style-name="P23">GCCGGAATTAAGTGCGAT</text:p>
          </table:table-cell>
          <table:table-cell table:style-name="Tabela2.A2" office:value-type="string">
            <text:p text:style-name="P25">P9-10 R</text:p>
          </table:table-cell>
          <table:table-cell table:style-name="Tabela2.A2" office:value-type="string">
            <text:p text:style-name="P5"><text:bookmark text:name="docs-internal-guid-e217b0a8-7fff-f652-7495-e7a10c5214151"/><text:span text:style-name="T7">102</text:span></text:p>
          </table:table-cell>
          <table:table-cell table:style-name="Tabela2.A2" office:value-type="string">
            <text:p text:style-name="P23">GCCGGAATTAAGTGCGAT</text:p>
          </table:table-cell>
          <table:table-cell table:style-name="Tabela2.A2" office:value-type="string">
            <text:p text:style-name="P25">P9-10 R</text:p>
          </table:table-cell>
        </table:table-row>
        <table:table-row>
          <table:table-cell table:style-name="Tabela2.A2" office:value-type="string">
            <text:p text:style-name="P6"><text:bookmark text:name="docs-internal-guid-7520a914-7fff-cfa0-481d-c53d96fef1aa"/><text:span text:style-name="T5">MHP7448_RS00150</text:span></text:p>
          </table:table-cell>
          <table:table-cell table:style-name="Tabela2.A2" office:value-type="string">
            <text:p text:style-name="P6"><text:bookmark text:name="docs-internal-guid-7c91a21e-7fff-99c5-9357-a7233f31aae4"/><text:span text:style-name="T5">CTAATATCCAAAAAGCCGCC</text:span></text:p>
          </table:table-cell>
          <table:table-cell table:style-name="Tabela2.A2" office:value-type="string">
            <text:p text:style-name="P25">P11 F</text:p>
          </table:table-cell>
          <table:table-cell table:style-name="Tabela2.A2" office:value-type="string">
            <text:p text:style-name="P6"><text:bookmark text:name="docs-internal-guid-6e8c7828-7fff-fcd5-9b0b-41c17fb86aff"/><text:span text:style-name="T5">MFC_RS02355</text:span></text:p>
          </table:table-cell>
          <table:table-cell table:style-name="Tabela2.A2" office:value-type="string">
            <text:p text:style-name="P6"><text:bookmark text:name="docs-internal-guid-6d4ba8f9-7fff-4b3f-8958-a0a0e98527ce"/><text:span text:style-name="T5">CAAAAAGCAGCAGAACTTGA</text:span></text:p>
          </table:table-cell>
          <table:table-cell table:style-name="Tabela2.A2" office:value-type="string">
            <text:p text:style-name="P25">P12 F</text:p>
          </table:table-cell>
        </table:table-row>
        <table:table-row>
          <table:table-cell table:style-name="Tabela2.A2" office:value-type="string">
            <text:p text:style-name="P20">238</text:p>
          </table:table-cell>
          <table:table-cell table:style-name="Tabela2.A2" office:value-type="string">
            <text:p text:style-name="P28"><text:span text:style-name="T5">ATTTCTGATGGGGTAAGTGG</text:span></text:p>
          </table:table-cell>
          <table:table-cell table:style-name="Tabela2.A2" office:value-type="string">
            <text:p text:style-name="P25">P11 R</text:p>
          </table:table-cell>
          <table:table-cell table:style-name="Tabela2.A2" office:value-type="string">
            <text:p text:style-name="P20">228</text:p>
          </table:table-cell>
          <table:table-cell table:style-name="Tabela2.A2" office:value-type="string">
            <text:p text:style-name="P6"><text:bookmark text:name="docs-internal-guid-9f6b91c6-7fff-68c8-ba60-c4ac95e6cbb0"/><text:span text:style-name="T5">TTCTTGCGGTGTAATTGGTA</text:span></text:p>
          </table:table-cell>
          <table:table-cell table:style-name="Tabela2.A2" office:value-type="string">
            <text:p text:style-name="P25">P12 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4:13:53.411130112</meta:creation-date>
    <dc:date>2024-04-23T18:38:52.926628163</dc:date>
    <meta:editing-duration>PT5H8M37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1" meta:paragraph-count="121" meta:word-count="212" meta:character-count="1652" meta:non-whitespace-character-count="1560"/>
  </office:meta>
</office:document-meta>
</file>